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officeooo:rsid="0004ab5f" officeooo:paragraph-rsid="0004ab5f"/>
    </style:style>
    <style:style style:name="P2" style:family="paragraph" style:parent-style-name="Standard">
      <style:paragraph-properties fo:text-align="justify" style:justify-single-word="false"/>
      <style:text-properties fo:font-style="normal" officeooo:rsid="0004ab5f" officeooo:paragraph-rsid="0004ab5f" style:font-style-asian="normal" style:font-style-complex="normal"/>
    </style:style>
    <style:style style:name="P3" style:family="paragraph" style:parent-style-name="Standard">
      <style:paragraph-properties fo:text-align="justify" style:justify-single-word="false"/>
      <style:text-properties fo:font-style="normal" officeooo:rsid="00075cff" officeooo:paragraph-rsid="00075cff" style:font-style-asian="normal" style:font-style-complex="normal"/>
    </style:style>
    <style:style style:name="P4" style:family="paragraph" style:parent-style-name="Standard">
      <style:paragraph-properties fo:text-align="justify" style:justify-single-word="false"/>
      <style:text-properties fo:language="en" fo:country="US" fo:font-style="normal" fo:font-weight="normal" officeooo:rsid="00075cff" officeooo:paragraph-rsid="00075cff"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officeooo:rsid="0005f008"/>
    </style:style>
    <style:style style:name="T5" style:family="text">
      <style:text-properties officeooo:rsid="00075cff"/>
    </style:style>
    <style:style style:name="T6"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n <text:s/><text:span text:style-name="T1">St. Lucy’s Home for Girls Raised By Wolves, </text:span><text:span text:style-name="T2">we are introduced to a pack of girls, who instead of being raised by human families as would be expected by members of our species, we instead raised by a wolf pack their entire childhood. Within this story, the lives of the pack of girls raised by wolves changes forever when they are rescued by a social-worker from St Lucy’s Home. As a result of them having the psychological makeup of a wolf, this results in them acting rather unusual at the St. Lucy’s orphanage. Their behaviour is quite ferel as can be seen by the girls acting wolf-like in the orphanage. They would do things such as howl, mark their territories with odors and liquid, and wrestle each other as a form of play usually exhibited by canines. Another piece of evidence for their wolf-like behaviour is when they refer to the social-worker who rescues them as “mousy” and “nervous-looking” in the 4</text:span><text:span text:style-name="T3">th</text:span><text:span text:style-name="T2"> paragraph of page 237. After reading the entire story, it becomes clear that the deeper meaning of the story elucidates the difficulty of assimilating into a different culture, and how isolating and confusing it can be.</text:span></text:p>
      <text:p text:style-name="P2"><text:tab/>The timeline of this story can be traced back to when the girls were babies. As already mentioned, instead of being raised by humans they were raised by wolves. A drastic change in the plot occurs when their wolf mothers and fathers decide that it would be best for their human children to go live a human life where they could shower, sleep in soft beds, and eat healthy foods. When a group of nuns come to rescue their children, they showed no resistance and explained to their children that the nuns would help them assimilate into human society where they could live prosperous lives, despite neither of them knowing they would never see one another again. Once in the orphanage, this group of girls understandably are never able to fully let go of their cultural ties to wolves. They continue to howl, temporarily walk on fours, and act aggressive towards the nuns and other children at the orphanage, going so far as to sarcastically remark about them being “purebreds”. <text:span text:style-name="T4">Mirabella seems to be the most negatively affected out of all of the girls as she is clearly the most aggressive and hotheaded. This ends up in her being expelled from the orphanage, where she is assumed to return to her life as a wolf, and is never seen by the other girls again. This act can be seen in two ways. One can see this is as a stubborn act by a wild girl who cannot be controlled. On the other hand, to some it can represent a refusal to submit to bondage and the continual fight for freedom. </text:span></text:p>
      <text:p text:style-name="P2"><text:tab/><text:span text:style-name="T4">A similarity from this story can be made to the orphan children in Site 511 in the Japanese animation called “Monster”. In this show, these children are secretly experimented on by the German government in this orphanage in order to become the perfect German soldiers. Eventually, the surviving children would be sent to reformed orphanages, but nonetheless they would have trouble trusting their new caretakers due to the abuse and uncertainty they faced in the orphanage they used to be cared for in. In both scenarios, there is a cultural and sociological shift for both group of children, which they must become accustomed to and assimilate into. This isn’t to say that there isn’t any difference between the two scenarios, but the common reality of both scenarios is of assimilation.</text:span></text:p>
      <text:p text:style-name="P2"><text:tab/><text:span text:style-name="T5">To recap my analysis of this short-story that was read, it was about a group of girls who were raised by wolves, but willingly given back by their parents to human nuns. Under the care of these nuns <text:s/>in St. Lucy’s Home, the girls struggled to properly integrate into human society, and evidently held onto many of their ferel characteristics. It is a story that serves as a vivid reminder that assimilation is a very long and arduous process. Furthermore, it arguably teaches us to be more patient with those who may seem out of control because their full story may not be clear at the tip of the iceberg. Whilst most of the girls were able to successfully integrate into human life and live normal lives, Mirabella is unable to assimilate and is thus kicked out of the home, and assumably returns to a wolf-like life. </text:span></text:p>
      <text:p text:style-name="P2"/>
      <text:p text:style-name="P3"/>
      <text:p text:style-name="P3"/>
      <text:p text:style-name="P3"/>
      <text:p text:style-name="P3"/>
      <text:p text:style-name="P3"/>
      <text:p text:style-name="P3"><text:soft-page-break/>References</text:p>
      <text:p text:style-name="P3"/>
      <text:p text:style-name="P4">Russell, Karen. St. Lucy's Home for Girls Raised by Wolves. Knopf, 2006.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09:51:44.450586358</meta:creation-date>
    <dc:date>2023-01-22T18:43:24.318813316</dc:date>
    <meta:editing-duration>P3DT8H50M44S</meta:editing-duration>
    <meta:editing-cycles>3</meta:editing-cycles>
    <meta:generator>LibreOffice/7.4.3.2$Linux_X86_64 LibreOffice_project/40$Build-2</meta:generator>
    <meta:document-statistic meta:table-count="0" meta:image-count="0" meta:object-count="0" meta:page-count="2" meta:paragraph-count="6" meta:word-count="759" meta:character-count="4316" meta:non-whitespace-character-count="3554"/>
  </office:meta>
</office:document-meta>
</file>